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ncoder.canEncode( ResolvableType elementType , @ Nullable MimeType mim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Encoder.AbstractEncoder( MimeType ... supported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coder.getEncodable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cod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coder.setLogg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